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6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0.65mm"/>
    </style:style>
    <style:style style:name="co8" style:family="table-column">
      <style:table-column-properties fo:break-before="auto" style:column-width="24.2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37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31.47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33.07mm"/>
    </style:style>
    <style:style style:name="co18" style:family="table-column">
      <style:table-column-properties fo:break-before="auto" style:column-width="12.49mm"/>
    </style:style>
    <style:style style:name="co19" style:family="table-column">
      <style:table-column-properties fo:break-before="auto" style:column-width="30.5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3" table:default-cell-style-name="ce14"/>
        <table:table-column table:style-name="co9" table:default-cell-style-name="ce3"/>
        <table:table-column table:style-name="co9" table:default-cell-style-name="ce5"/>
        <table:table-column table:style-name="co10" table:default-cell-style-name="ce3"/>
        <table:table-column table:style-name="co10" table:default-cell-style-name="ce5"/>
        <table:table-column table:style-name="co11" table:default-cell-style-name="ce5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4" table:default-cell-style-name="ce5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8" table:formula="of:=MAX([.C3:.C27])" office:value-type="float" office:value="0.788686" calcext:value-type="float">
            <text:p>0,788686</text:p>
          </table:table-cell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date" office:date-value="2018-02-21" calcext:value-type="date">
            <text:p>21.02.18</text:p>
          </table:table-cell>
          <table:table-cell table:style-name="ce2"/>
          <table:table-cell table:style-name="ce9" table:formula="of:=AVERAGE([.D3:.F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.02.18</text:p>
          </table:table-cell>
          <table:table-cell table:style-name="ce2"/>
          <table:table-cell table:formula="of:=AVERAGE([.D4:.F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CH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3" calcext:value-type="date">
            <text:p>23.02.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.02.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4" calcext:value-type="date">
            <text:p>24.02.18</text:p>
          </table:table-cell>
          <table:table-cell table:style-name="ce2"/>
          <table:table-cell table:formula="of:=AVERAGE([.D7:.F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CH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lu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date" office:date-value="2018-02-25" calcext:value-type="date">
            <text:p>25.02.18</text:p>
          </table:table-cell>
          <table:table-cell table:style-name="ce2"/>
          <table:table-cell table:formula="of:=AVERAGE([.D8:.F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CH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.02.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3"/>
        </table:table-row>
        <table:table-row table:style-name="ro3">
          <table:table-cell office:value-type="date" office:date-value="2018-02-26" calcext:value-type="date">
            <text:p>26.02.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.03.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.03.18</text:p>
          </table:table-cell>
          <table:table-cell table:style-name="ce2"/>
          <table:table-cell table:formula="of:=AVERAGE([.D12:.F12])" office:value-type="float" office:value="0.767472" calcext:value-type="float">
            <text:p>0,767472</text:p>
          </table:table-cell>
          <table:table-cell office:value-type="float" office:value="0.767472" calcext:value-type="float">
            <text:p>0,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Relu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3"/>
        </table:table-row>
        <table:table-row table:style-name="ro3">
          <table:table-cell office:value-type="date" office:date-value="2018-03-02" calcext:value-type="date">
            <text:p>02.03.18</text:p>
          </table:table-cell>
          <table:table-cell table:style-name="ce2"/>
          <table:table-cell table:formula="of:=AVERAGE([.D13:.F13])" office:value-type="float" office:value="0.761388" calcext:value-type="float">
            <text:p>0,761388</text:p>
          </table:table-cell>
          <table:table-cell office:value-type="float" office:value="0.761388" calcext:value-type="float">
            <text:p>0,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WAHR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3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Sigmoid</text:p>
          </table:table-cell>
          <table:table-cell table:style-name="ce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.03.18</text:p>
          </table:table-cell>
          <table:table-cell table:style-name="ce4" office:value-type="float" office:value="0.743021" calcext:value-type="float">
            <text:p>0,743021</text:p>
          </table:table-cell>
          <table:table-cell table:formula="of:=AVERAGE([.D14:.F14])" office:value-type="float" office:value="0.744121" calcext:value-type="float">
            <text:p>0,744121</text:p>
          </table:table-cell>
          <table:table-cell office:value-type="float" office:value="0.744121" calcext:value-type="float">
            <text:p>0,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3"/>
        </table:table-row>
        <table:table-row table:style-name="ro3">
          <table:table-cell office:value-type="date" office:date-value="2018-03-06" calcext:value-type="date">
            <text:p>06.03.18</text:p>
          </table:table-cell>
          <table:table-cell table:style-name="ce4" office:value-type="float" office:value="0.778654" calcext:value-type="float">
            <text:p>0,778654</text:p>
          </table:table-cell>
          <table:table-cell table:style-name="ce5" table:formula="of:=AVERAGE([.D15:.F15])" office:value-type="float" office:value="0.78293" calcext:value-type="float">
            <text:p>0,78293</text:p>
          </table:table-cell>
          <table:table-cell office:value-type="float" office:value="0.78293" calcext:value-type="float">
            <text:p>0,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2"/>
        </table:table-row>
        <table:table-row table:style-name="ro3">
          <table:table-cell office:value-type="date" office:date-value="2018-03-07" calcext:value-type="date">
            <text:p>07.03.18</text:p>
          </table:table-cell>
          <table:table-cell office:value-type="float" office:value="0.773071" calcext:value-type="float">
            <text:p>0,773071</text:p>
          </table:table-cell>
          <table:table-cell table:formula="of:=AVERAGE([.D16:.F16])" office:value-type="float" office:value="0.780628" calcext:value-type="float">
            <text:p>0,780628</text:p>
          </table:table-cell>
          <table:table-cell office:value-type="float" office:value="0.780628" calcext:value-type="float">
            <text:p>0,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.03.18</text:p>
          </table:table-cell>
          <table:table-cell office:value-type="float" office:value="0.742529" calcext:value-type="float">
            <text:p>0,742529</text:p>
          </table:table-cell>
          <table:table-cell table:formula="of:=AVERAGE([.D17:.F17])" office:value-type="float" office:value="0.74593" calcext:value-type="float">
            <text:p>0,74593</text:p>
          </table:table-cell>
          <table:table-cell office:value-type="float" office:value="0.74593" calcext:value-type="float">
            <text:p>0,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3"/>
        </table:table-row>
        <table:table-row table:style-name="ro3">
          <table:table-cell office:value-type="date" office:date-value="2018-03-07" calcext:value-type="date">
            <text:p>07.03.18</text:p>
          </table:table-cell>
          <table:table-cell office:value-type="float" office:value="0.655008" calcext:value-type="float">
            <text:p>0,655008</text:p>
          </table:table-cell>
          <table:table-cell table:formula="of:=AVERAGE([.D18:.F18])" office:value-type="float" office:value="0.656635" calcext:value-type="float">
            <text:p>0,656635</text:p>
          </table:table-cell>
          <table:table-cell office:value-type="float" office:value="0.656635" calcext:value-type="float">
            <text:p>0,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4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.03.18</text:p>
          </table:table-cell>
          <table:table-cell office:value-type="float" office:value="0.677832" calcext:value-type="float">
            <text:p>0,677832</text:p>
          </table:table-cell>
          <table:table-cell table:formula="of:=AVERAGE([.D19:.F19])" office:value-type="float" office:value="0.680645" calcext:value-type="float">
            <text:p>0,680645</text:p>
          </table:table-cell>
          <table:table-cell office:value-type="float" office:value="0.680645" calcext:value-type="float">
            <text:p>0,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3"/>
        </table:table-row>
        <table:table-row table:style-name="ro3">
          <table:table-cell office:value-type="date" office:date-value="2018-03-08" calcext:value-type="date">
            <text:p>08.03.18</text:p>
          </table:table-cell>
          <table:table-cell office:value-type="float" office:value="0.672085" calcext:value-type="float">
            <text:p>0,672085</text:p>
          </table:table-cell>
          <table:table-cell table:formula="of:=AVERAGE([.D20:.F20])" office:value-type="float" office:value="0.673409" calcext:value-type="float">
            <text:p>0,673409</text:p>
          </table:table-cell>
          <table:table-cell office:value-type="float" office:value="0.673409" calcext:value-type="float">
            <text:p>0,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80131" calcext:value-type="float">
            <text:p>0,780131</text:p>
          </table:table-cell>
          <table:table-cell table:formula="of:=AVERAGE([.D21:.F21])" office:value-type="float" office:value="0.780135" calcext:value-type="float">
            <text:p>0,780135</text:p>
          </table:table-cell>
          <table:table-cell office:value-type="float" office:value="0.780135" calcext:value-type="float">
            <text:p>0,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9803" calcext:value-type="float">
            <text:p>0,779803</text:p>
          </table:table-cell>
          <table:table-cell table:style-name="ce9" table:formula="of:=AVERAGE([.D22:.F22])" office:value-type="float" office:value="0.788686" calcext:value-type="float">
            <text:p>0,788686</text:p>
          </table:table-cell>
          <table:table-cell office:value-type="float" office:value="0.788686" calcext:value-type="float">
            <text:p>0,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3071" calcext:value-type="float">
            <text:p>0,773071</text:p>
          </table:table-cell>
          <table:table-cell table:formula="of:=AVERAGE([.D23:.F23])" office:value-type="float" office:value="0.782273" calcext:value-type="float">
            <text:p>0,782273</text:p>
          </table:table-cell>
          <table:table-cell office:value-type="float" office:value="0.782273" calcext:value-type="float">
            <text:p>0,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5041" calcext:value-type="float">
            <text:p>0,775041</text:p>
          </table:table-cell>
          <table:table-cell table:formula="of:=AVERAGE([.D24:.F24])" office:value-type="float" office:value="0.784739" calcext:value-type="float">
            <text:p>0,784739</text:p>
          </table:table-cell>
          <table:table-cell office:value-type="float" office:value="0.784739" calcext:value-type="float">
            <text:p>0,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4384" calcext:value-type="float">
            <text:p>0,774384</text:p>
          </table:table-cell>
          <table:table-cell table:formula="of:=AVERAGE([.D25:.F25])" office:value-type="float" office:value="0.783095" calcext:value-type="float">
            <text:p>0,783095</text:p>
          </table:table-cell>
          <table:table-cell office:value-type="float" office:value="0.783095" calcext:value-type="float">
            <text:p>0,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2906" calcext:value-type="float">
            <text:p>0,772906</text:p>
          </table:table-cell>
          <table:table-cell table:formula="of:=AVERAGE([.D26:.F2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74698" calcext:value-type="float">
            <text:p>0,774698</text:p>
          </table:table-cell>
          <table:table-cell table:formula="of:=AVERAGE([.D27:.F27])" office:value-type="float" office:value="0.779313" calcext:value-type="float">
            <text:p>0,779313</text:p>
          </table:table-cell>
          <table:table-cell office:value-type="float" office:value="0.779313" calcext:value-type="float">
            <text:p>0,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office:value-type="float" office:value="0.735468" calcext:value-type="float">
            <text:p>0,735468</text:p>
          </table:table-cell>
          <table:table-cell table:formula="of:=AVERAGE([.D28:.F28])" office:value-type="float" office:value="0.737214" calcext:value-type="float">
            <text:p>0,737214</text:p>
          </table:table-cell>
          <table:table-cell office:value-type="float" office:value="0.737214" calcext:value-type="float">
            <text:p>0,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4" office:value-type="float" office:value="0.0001" calcext:value-type="float">
            <text:p>0,00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table:style-name="ce5" office:value-type="float" office:value="0.792118" calcext:value-type="float">
            <text:p>0,792118</text:p>
          </table:table-cell>
          <table:table-cell table:style-name="ce10" table:formula="of:=AVERAGE([.D29:.F29])" office:value-type="float" office:value="0.79954" calcext:value-type="float">
            <text:p>0,79954</text:p>
          </table:table-cell>
          <table:table-cell office:value-type="float" office:value="0.79954" calcext:value-type="float">
            <text:p>0,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table:style-name="ce6" office:value-type="float" office:value="0.793268" calcext:value-type="float">
            <text:p>0,793268</text:p>
          </table:table-cell>
          <table:table-cell table:formula="of:=AVERAGE([.D30:.F30])" office:value-type="float" office:value="0.787371" calcext:value-type="float">
            <text:p>0,787371</text:p>
          </table:table-cell>
          <table:table-cell office:value-type="float" office:value="0.787371" calcext:value-type="float">
            <text:p>0,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3"/>
        </table:table-row>
        <table:table-row table:style-name="ro3">
          <table:table-cell office:value-type="date" office:date-value="2018-03-09" calcext:value-type="date">
            <text:p>09.03.18</text:p>
          </table:table-cell>
          <table:table-cell table:style-name="ce5" office:value-type="float" office:value="0.789984" calcext:value-type="float">
            <text:p>0,789984</text:p>
          </table:table-cell>
          <table:table-cell table:formula="of:=AVERAGE([.D31:.F31])" office:value-type="float" office:value="0.794606" calcext:value-type="float">
            <text:p>0,794606</text:p>
          </table:table-cell>
          <table:table-cell office:value-type="float" office:value="0.794606" calcext:value-type="float">
            <text:p>0,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.03.18</text:p>
          </table:table-cell>
          <table:table-cell table:style-name="ce7" office:value-type="float" office:value="0.792282" calcext:value-type="float">
            <text:p>0,792282</text:p>
          </table:table-cell>
          <table:table-cell table:style-name="ce9" table:formula="of:=AVERAGE([.D32:.F32])" office:value-type="float" office:value="0.797731" calcext:value-type="float">
            <text:p>0,797731</text:p>
          </table:table-cell>
          <table:table-cell office:value-type="float" office:value="0.797731" calcext:value-type="float">
            <text:p>0,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</table:table-row>
        <table:table-row table:style-name="ro3">
          <table:table-cell office:value-type="date" office:date-value="2018-03-12" calcext:value-type="date">
            <text:p>12.03.18</text:p>
          </table:table-cell>
          <table:table-cell office:value-type="float" office:value="0.790476" calcext:value-type="float">
            <text:p>0,790476</text:p>
          </table:table-cell>
          <table:table-cell table:style-name="ce11" table:formula="of:=AVERAGE([.D33:.F33])" office:value-type="float" office:value="0.799704" calcext:value-type="float">
            <text:p>0,799704</text:p>
          </table:table-cell>
          <table:table-cell office:value-type="float" office:value="0.799704" calcext:value-type="float">
            <text:p>0,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.03.18</text:p>
          </table:table-cell>
          <table:table-cell office:value-type="float" office:value="0.785386" calcext:value-type="float">
            <text:p>0,785386</text:p>
          </table:table-cell>
          <table:table-cell table:style-name="ce10" table:formula="of:=AVERAGE([.D34:.F34])" office:value-type="float" office:value="0.794771" calcext:value-type="float">
            <text:p>0,794771</text:p>
          </table:table-cell>
          <table:table-cell office:value-type="float" office:value="0.794771" calcext:value-type="float">
            <text:p>0,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3"/>
        </table:table-row>
        <table:table-row table:style-name="ro3">
          <table:table-cell office:value-type="date" office:date-value="2018-03-12" calcext:value-type="date">
            <text:p>12.03.18</text:p>
          </table:table-cell>
          <table:table-cell table:style-name="ce7" office:value-type="float" office:value="0.792611" calcext:value-type="float">
            <text:p>0,792611</text:p>
          </table:table-cell>
          <table:table-cell table:style-name="ce9" table:formula="of:=AVERAGE([.D35:.F35])" office:value-type="float" office:value="0.789344" calcext:value-type="float">
            <text:p>0,789344</text:p>
          </table:table-cell>
          <table:table-cell office:value-type="float" office:value="0.789344" calcext:value-type="float">
            <text:p>0,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14"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ce3"/>
          <table:table-cell/>
          <table:table-cell table:style-name="ce9"/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4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office:value-type="date" office:date-value="2018-03-12" calcext:value-type="date">
            <text:p>12.03.18</text:p>
          </table:table-cell>
          <table:table-cell/>
          <table:table-cell table:style-name="ce9" table:formula="of:=AVERAGE([.D38:.F38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3"/>
        </table:table-row>
        <table:table-row table:style-name="ro3">
          <table:table-cell office:value-type="date" office:date-value="2018-03-13" calcext:value-type="date">
            <text:p>13.03.18</text:p>
          </table:table-cell>
          <table:table-cell office:value-type="float" office:value="0.7867" calcext:value-type="float">
            <text:p>0,7867</text:p>
          </table:table-cell>
          <table:table-cell table:style-name="ce9" table:formula="of:=AVERAGE([.D39:.F39])" office:value-type="float" office:value="0.788357" calcext:value-type="float">
            <text:p>0,788357</text:p>
          </table:table-cell>
          <table:table-cell office:value-type="float" office:value="0.788357" calcext:value-type="float">
            <text:p>0,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3"/>
        </table:table-row>
        <table:table-row table:style-name="ro3">
          <table:table-cell office:value-type="date" office:date-value="2018-03-13" calcext:value-type="date">
            <text:p>13.03.18</text:p>
          </table:table-cell>
          <table:table-cell/>
          <table:table-cell table:style-name="ce9" table:formula="of:=AVERAGE([.D40:.F40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1:.F41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2:.F42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3:.F43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4:.F44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 table:formula="of:=AVERAGE([.D45:.F45])" office:value-type="string" office:string-value="" calcext:value-type="error">
            <text:p>#DIV/0!</text:p>
          </table:table-cell>
          <table:table-cell table:style-name="Default" table:number-columns-repeated="1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.00.0000</text:date>, <text:time style:data-style-name="N2" text:time-value="10:10:18.3596786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0:24:38.754304436</dc:date>
    <meta:editing-duration>PT23H54M29S</meta:editing-duration>
    <meta:editing-cycles>189</meta:editing-cycles>
    <meta:generator>LibreOffice/5.1.6.2$Linux_X86_64 LibreOffice_project/10m0$Build-2</meta:generator>
    <meta:document-statistic meta:table-count="1" meta:cell-count="696" meta:object-count="0"/>
  </office:meta>
</office:document-meta>
</file>